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96cm" fo:min-width="2.188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3.8cm" svg:height="3.6cm" svg:x="10.3cm" svg:y="17.7cm">
          <text:p text:style-name="P1"><text:span text:style-name="T1">SAUT_DE_LIG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3.6cm" svg:x="9.8cm" svg:y="7.4cm">
          <text:p text:style-name="P1"><text:span text:style-name="T1">REGIST</text:span><text:span text:style-name="T1">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3.6cm" svg:x="6.1cm" svg:y="13.4cm">
          <text:p text:style-name="P1"><text:span text:style-name="T1">SAUT_</text:span><text:span text:style-name="T1">DE_LIG</text:span><text:span text:style-name="T1">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3.6cm" svg:x="2.2cm" svg:y="7cm">
          <text:p text:style-name="P1"><text:span text:style-name="T1">COMME</text:span><text:span text:style-name="T1">NTAI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3.6cm" svg:x="3.6cm" svg:y="18.2cm">
          <text:p text:style-name="P1"><text:span text:style-name="T1">SAUT_</text:span><text:span text:style-name="T1">DE_LIG</text:span><text:span text:style-name="T1">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3.6cm" svg:x="11.7cm" svg:y="23.7cm">
          <text:p text:style-name="P1"><text:span text:style-name="T1">SAUT_</text:span><text:span text:style-name="T1">DE_LIG</text:span><text:span text:style-name="T1">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3.6cm" svg:x="6.8cm" svg:y="24.4cm">
          <text:p text:style-name="P1"><text:span text:style-name="T1">SAUT_DE_LIG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3.6cm" svg:x="1.7cm" svg:y="24.2cm">
          <text:p text:style-name="P1"><text:span text:style-name="T1">SAUT_DE_LIG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3.6cm" svg:x="10.4cm" svg:y="11.7cm">
          <text:p text:style-name="P1"><text:span text:style-name="T1">DEUX_POIN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3.6cm" svg:x="7cm" svg:y="2.9cm">
          <text:p text:style-name="P1"><text:span text:style-name="T1">DIRECTIV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3.6cm" svg:x="2.1cm" svg:y="1.6cm">
          <text:p text:style-name="P1"><text:span text:style-name="T1">SYMBO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3.6cm" svg:x="1.4cm" svg:y="12.9cm">
          <text:p text:style-name="P1"><text:span text:style-name="T1">IN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3.6cm" svg:x="15.8cm" svg:y="12.5cm">
          <text:p text:style-name="P1"><text:span text:style-name="T1">SAUT_DE_LIG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3.6cm" svg:x="15.2cm" svg:y="7.1cm">
          <text:p text:style-name="P1"><text:span text:style-name="T1">SAUT_DE_LIG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8cm" svg:height="3.6cm" svg:x="13.5cm" svg:y="1.8cm">
          <text:p text:style-name="P1"><text:span text:style-name="T1">SAUT_DE_LIGN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6T13:42:40.654635671</meta:creation-date>
    <dc:date>2018-10-06T17:41:57.183764557</dc:date>
    <meta:editing-duration>PT3H38M25S</meta:editing-duration>
    <meta:editing-cycles>1</meta:editing-cycles>
    <meta:document-statistic meta:object-count="15"/>
    <meta:generator>LibreOffice/6.0.3.2$Linux_X86_64 LibreOffice_project/00m0$Build-2</meta:generator>
  </office:meta>
</office:document-meta>
</file>